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b3a" officeooo:paragraph-rsid="001cbb3a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9af1" officeooo:paragraph-rsid="001e9af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bb3a" officeooo:paragraph-rsid="001cbb3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endrick Eastes</text:p>
      <text:p text:style-name="P1">309 East 4500 South, Apt. 16, Murray, Utah 84107-3984</text:p>
      <text:p text:style-name="P1">Cell: +1 (385) <text:s/>207-6843 ∙ Email: <text:a xlink:type="simple" xlink:href="mailto:Keastes@gmail.com" text:style-name="Internet_20_link" text:visited-style-name="Visited_20_Internet_20_Link">Keastes@gmail.com</text:a></text:p>
      <text:p text:style-name="P1"/>
      <text:p text:style-name="P2">Objective:</text:p>
      <text:p text:style-name="P2">Summary of Qualifications:</text:p>
      <text:p text:style-name="P2">Professional Accomplishments:</text:p>
      <text:p text:style-name="P2">Education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22:36.594000000</meta:creation-date>
    <dc:date>2014-11-03T16:54:23.863000000</dc:date>
    <meta:editing-duration>PT16M47S</meta:editing-duration>
    <meta:editing-cycles>1</meta:editing-cycles>
    <meta:document-statistic meta:table-count="0" meta:image-count="0" meta:object-count="0" meta:page-count="1" meta:paragraph-count="7" meta:word-count="25" meta:character-count="194" meta:non-whitespace-character-count="175"/>
    <meta:generator>LibreOffice/4.3.1.2$Windows_x86 LibreOffice_project/958349dc3b25111dbca392fbc281a05559ef6848</meta:generator>
  </office:meta>
</office:document-meta>
</file>